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style:writing-mode="lr-tb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line-height="125%" style:writing-mode="lr-tb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line-height="125%" style:writing-mode="lr-tb"/>
      <style:text-properties style:font-name="Arial" fo:font-size="12pt" officeooo:paragraph-rsid="001a97c4" style:font-size-asian="12pt" style:font-size-complex="12pt"/>
    </style:style>
    <style:style style:name="P4" style:family="paragraph" style:parent-style-name="Standard">
      <style:paragraph-properties fo:line-height="115%" style:writing-mode="lr-tb"/>
      <style:text-properties style:font-name="Arial" fo:font-size="12pt" fo:font-style="italic" officeooo:rsid="00194d8d" officeooo:paragraph-rsid="00194d8d" style:font-size-asian="12pt" style:font-style-asian="italic" style:font-size-complex="12pt" style:font-style-complex="italic"/>
    </style:style>
    <style:style style:name="P5" style:family="paragraph" style:parent-style-name="Standard">
      <style:paragraph-properties fo:line-height="115%" fo:break-before="auto" fo:break-after="auto" style:writing-mode="lr-tb"/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fo:line-height="125%" fo:break-before="auto" fo:break-after="auto" style:writing-mode="lr-tb"/>
      <style:text-properties style:font-name="Arial" fo:font-size="12pt" style:font-size-asian="12pt" style:font-size-complex="12pt"/>
    </style:style>
    <style:style style:name="P7" style:family="paragraph" style:parent-style-name="Standard">
      <style:paragraph-properties fo:line-height="125%" fo:break-before="auto" fo:break-after="auto" style:writing-mode="lr-tb"/>
      <style:text-properties style:font-name="Arial" fo:font-size="12pt" officeooo:paragraph-rsid="001a97c4" style:font-size-asian="12pt" style:font-size-complex="12pt"/>
    </style:style>
    <style:style style:name="P8" style:family="paragraph" style:parent-style-name="Standard">
      <style:paragraph-properties fo:line-height="115%" fo:break-before="auto" fo:break-after="auto" style:writing-mode="lr-tb"/>
      <style:text-properties style:font-name="Arial" fo:font-size="12pt" fo:font-style="italic" style:font-size-asian="12pt" style:font-style-asian="italic" style:font-size-complex="12pt" style:font-style-complex="italic"/>
    </style:style>
    <style:style style:name="P9" style:family="paragraph" style:parent-style-name="Standard">
      <style:paragraph-properties fo:line-height="115%" fo:break-before="auto" fo:break-after="auto" style:writing-mode="lr-tb"/>
      <style:text-properties style:font-name="Arial" fo:font-size="12pt" fo:font-style="italic" officeooo:paragraph-rsid="00194d8d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line-height="125%" fo:break-before="auto" fo:break-after="auto" style:writing-mode="lr-tb"/>
      <style:text-properties style:font-name="Arial" fo:font-size="12pt" fo:font-style="italic" style:font-size-asian="12pt" style:font-style-asian="italic" style:font-size-complex="12pt" style:font-style-complex="italic"/>
    </style:style>
    <style:style style:name="P11" style:family="paragraph" style:parent-style-name="Standard">
      <style:paragraph-properties fo:line-height="115%" fo:break-before="page" style:writing-mode="lr-tb"/>
      <style:text-properties style:font-name="Arial" fo:font-size="12pt" fo:font-style="italic" style:font-size-asian="12pt" style:font-style-asian="italic" style:font-size-complex="12pt" style:font-style-complex="italic"/>
    </style:style>
    <style:style style:name="P12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top="0.499cm" fo:margin-bottom="0.499cm" style:contextual-spacing="false" fo:line-height="115%" style:writing-mode="lr-tb"/>
      <style:text-properties style:font-name="Arial" fo:font-size="18pt" fo:font-weight="bold" officeooo:rsid="00194d8d" officeooo:paragraph-rsid="00194d8d" style:font-size-asian="18pt" style:font-weight-asian="bold" style:font-size-complex="18pt" style:font-weight-complex="bold"/>
    </style:style>
    <style:style style:name="P14" style:family="paragraph" style:parent-style-name="Heading_20_1">
      <style:paragraph-properties fo:margin-top="0.499cm" fo:margin-bottom="0.499cm" style:contextual-spacing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5" style:family="paragraph" style:parent-style-name="Heading_20_1">
      <style:paragraph-properties fo:margin-top="0.499cm" fo:margin-bottom="0.499cm" style:contextual-spacing="false"/>
      <style:text-properties style:font-name="Arial" fo:font-size="15pt" fo:font-weight="bold" officeooo:rsid="00194d8d" officeooo:paragraph-rsid="00194d8d" style:font-size-asian="15pt" style:font-weight-asian="bold" style:font-size-complex="15pt" style:font-weight-complex="bold"/>
    </style:style>
    <style:style style:name="P16" style:family="paragraph" style:parent-style-name="Heading_20_1">
      <style:paragraph-properties fo:margin-top="0.499cm" fo:margin-bottom="0.499cm" style:contextual-spacing="false" fo:break-before="page"/>
      <style:text-properties style:font-name="Arial" fo:font-size="15pt" fo:font-weight="bold" officeooo:rsid="00194d8d" officeooo:paragraph-rsid="00194d8d" style:font-size-asian="15pt" style:font-weight-asian="bold" style:font-size-complex="15pt" style:font-weight-complex="bold"/>
    </style:style>
    <style:style style:name="P17" style:family="paragraph" style:parent-style-name="Text_20_body">
      <style:text-properties style:font-name="Arial" fo:font-size="12pt" style:font-size-asian="12pt" style:font-size-complex="12pt"/>
    </style:style>
    <style:style style:name="P18" style:family="paragraph" style:parent-style-name="Text_20_body">
      <style:text-properties style:font-name="Arial" fo:font-size="12pt" officeooo:rsid="00194d8d" officeooo:paragraph-rsid="00194d8d" style:font-size-asian="12pt" style:font-size-complex="12pt"/>
    </style:style>
    <style:style style:name="P19" style:family="paragraph" style:parent-style-name="Text_20_body">
      <style:text-properties style:font-name="Arial" fo:font-size="12pt" fo:font-style="italic" officeooo:rsid="00194d8d" officeooo:paragraph-rsid="00194d8d" style:font-size-asian="12pt" style:font-style-asian="italic" style:font-size-complex="12pt" style:font-style-complex="italic"/>
    </style:style>
    <style:style style:name="P20" style:family="paragraph" style:parent-style-name="Text_20_body" style:list-style-name="L1">
      <style:text-properties style:font-name="Arial" fo:font-size="12pt" fo:font-style="italic" officeooo:rsid="00194d8d" officeooo:paragraph-rsid="00194d8d" style:font-size-asian="12pt" style:font-style-asian="italic" style:font-size-complex="12pt" style:font-style-complex="italic"/>
    </style:style>
    <style:style style:name="P21" style:family="paragraph" style:parent-style-name="Text_20_body">
      <style:paragraph-properties fo:margin-top="0cm" fo:margin-bottom="0cm" style:contextual-spacing="false" fo:line-height="130%"/>
      <style:text-properties style:font-name="Arial" fo:font-size="12pt" officeooo:rsid="00194d8d" officeooo:paragraph-rsid="00194d8d" style:font-size-asian="12pt" style:font-size-complex="12pt"/>
    </style:style>
    <style:style style:name="P22" style:family="paragraph" style:parent-style-name="Text_20_body">
      <style:paragraph-properties fo:margin-top="0cm" fo:margin-bottom="0cm" style:contextual-spacing="false" fo:line-height="130%"/>
      <style:text-properties style:font-name="Arial" fo:font-size="12pt" fo:font-style="italic" officeooo:rsid="00194d8d" officeooo:paragraph-rsid="00194d8d" style:font-size-asian="12pt" style:font-style-asian="italic" style:font-size-complex="12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94d8d" style:font-size-asian="12pt" style:font-size-complex="12pt"/>
    </style:style>
    <style:style style:name="T3" style:family="text">
      <style:text-properties officeooo:rsid="00194d8d"/>
    </style:style>
    <style:style style:name="T4" style:family="text">
      <style:text-properties officeooo:rsid="0019de29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3">Data Structures</text:p>
      <text:p text:style-name="P17">Basi<text:span text:style-name="T3">c idea is to practice implementing basic (or not so basic) data structures without the help of the libraries your language allows.</text:span></text:p>
      <text:p text:style-name="P14">Linked Lists</text:p>
      <text:p text:style-name="P8">1) Write a data structure for a singly linked list element. Just define as a POD (plain old data type). Don’t get carried away with constructors, etc.</text:p>
      <text:p text:style-name="P5"/>
      <text:p text:style-name="P7">- What did you choose as your payload? <text:s/>Why?</text:p>
      <text:p text:style-name="P3">- What is the best choice your language could support?</text:p>
      <text:p text:style-name="P5"/>
      <text:p text:style-name="P9">2) Write a structure for a doubly linked list.</text:p>
      <text:p text:style-name="P5"/>
      <text:p text:style-name="P8">3) Write a function to reverse a linked list.</text:p>
      <text:p text:style-name="P5"/>
      <text:p text:style-name="P2">- The old list may be unusable afterwards.</text:p>
      <text:p text:style-name="P6">- Do both types (single and double).</text:p>
      <text:p text:style-name="P6"><text:span text:style-name="T3">- What are the s</text:span>pace and time complexity?</text:p>
      <text:p text:style-name="P6">- How did you test it? Could you show an interviewer that you tested it on a whiteboard?</text:p>
      <text:p text:style-name="P6">- Can you break it? Make your code fool proof.</text:p>
      <text:p text:style-name="P6">- What happens if there is a cycle in the singly linked list? Are you sure what you think happens happens?</text:p>
      <text:p text:style-name="P6">- If you were a functional programmer, you may have used Rev(h::t)=Rev(t):::h. What are the complexities of that?</text:p>
      <text:p text:style-name="P5"/>
      <text:p text:style-name="P8">4) Can you reverse a doubly linked list in T(n) = O(1)?</text:p>
      <text:p text:style-name="P5"/>
      <text:p text:style-name="P5">- Hint: use an extra bit <text:span text:style-name="T3">(not so easy for Java programmers)</text:span></text:p>
      <text:p text:style-name="P5"/>
      <text:p text:style-name="P5"/>
      <text:p text:style-name="P11">5) Write a function to test if a singly linked list has a cycle.</text:p>
      <text:p text:style-name="P5"/>
      <text:p text:style-name="P6">- First do this by remembering nodes as you traverse the list.</text:p>
      <text:p text:style-name="P6">- Then add a field to each node to remember if you have traversed it. If using C, add that field without increasing the size of your struct (hint: on most systems, how are structs aligned?)</text:p>
      <text:p text:style-name="P6">- Then do it by the Tortoise and the Hare - two pointers travelling at different speeds.</text:p>
      <text:p text:style-name="P6">- How can you tell by iteratively reversing the list?</text:p>
      <text:p text:style-name="P6">- What are the complexities of all the above?</text:p>
      <text:p text:style-name="P5"/>
      <text:p text:style-name="P8">6) Write code to check if a double linked list is well formed.</text:p>
      <text:p text:style-name="P5"/>
      <text:p text:style-name="P8">7) Write code to traverse a singly linked list.</text:p>
      <text:p text:style-name="P5"/>
      <text:p text:style-name="P7">- What did you do at each element?</text:p>
      <text:p text:style-name="P3">- Did you allow the user to specify what to do?</text:p>
      <text:p text:style-name="P3">- What if the user wants to finish early?</text:p>
      <text:p text:style-name="P5"/>
      <text:p text:style-name="P8">8) Write a function to insert a node at the nth position in a list (do it for both single and double).</text:p>
      <text:p text:style-name="P5"/>
      <text:p text:style-name="P8">9) Sort a linked list.</text:p>
      <text:p text:style-name="P5"/>
      <text:p text:style-name="P6">- How do users specify the element comparison function?</text:p>
      <text:p text:style-name="P7">- When does it become more efficient to copy to an array, sort, then rebuild the list?</text:p>
      <text:p text:style-name="P3">- Have you tried this on your machine?</text:p>
      <text:p text:style-name="P5"/>
      <text:p text:style-name="P8">10) Remove duplicates from a linked list</text:p>
      <text:p text:style-name="P5"/>
      <text:p text:style-name="P4">11) What is an XOR list?</text:p>
      <text:p text:style-name="P5"/>
      <text:p text:style-name="P5"/>
      <text:p text:style-name="P10">Notes:</text:p>
      <text:p text:style-name="P6">With linked list problems, always ask “Single or Double?”</text:p>
      <text:p text:style-name="P1"/>
      <text:p text:style-name="P16">Vector (Array List)</text:p>
      <text:p text:style-name="P22">Implement a vector (or array list) and associated operations (append, get, insert, etc).</text:p>
      <text:p text:style-name="P21"/>
      <text:p text:style-name="P21">- Does it allow generic elements?</text:p>
      <text:p text:style-name="P21">- What are the runtimes of the operations (esp. append)?</text:p>
      <text:p text:style-name="P14">Hash<text:span text:style-name="T3">table</text:span></text:p>
      <text:p text:style-name="P22">Implement a hash table and associated operations.</text:p>
      <text:p text:style-name="P21"/>
      <text:p text:style-name="P21">- What methods of collision resolution are there to choose from? What are the pros and cons?</text:p>
      <text:p text:style-name="P21">- What happens when a hash table grows/shrinks?</text:p>
      <text:p text:style-name="P21">- How much does your choice of hash function matter? <text:s/>Try running some runtime experiments to find out.</text:p>
      <text:p text:style-name="P15">Binary Tree</text:p>
      <text:p text:style-name="P22">Implement a binary tree and associated operations.</text:p>
      <text:p text:style-name="P22"/>
      <text:p text:style-name="P21">- What are the different walk functions you can use? <text:s/>Implement them.</text:p>
      <text:p text:style-name="P21">- Compare runtimes of operations across different data structures</text:p>
      <text:p text:style-name="P15">Others</text:p>
      <text:p text:style-name="P19">Implement:</text:p>
      <text:list xml:id="list6832137676817070748" text:style-name="L1">
        <text:list-item>
          <text:p text:style-name="P20">Trie</text:p>
        </text:list-item>
        <text:list-item>
          <text:p text:style-name="P20">Heap</text:p>
        </text:list-item>
        <text:list-item>
          <text:p text:style-name="P20">Red-black tree</text:p>
        </text:list-item>
        <text:list-item>
          <text:p text:style-name="P20">Skip List</text:p>
        </text:list-item>
      </text:list>
      <text:p text:style-name="P18">-What other <text:span text:style-name="T4">data structures can you find? Implement and analyse as many as you find.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3</meta:editing-cycles>
    <dc:date>2016-03-03T10:04:38.895963909</dc:date>
    <meta:editing-duration>PT2M42S</meta:editing-duration>
    <dc:creator>Pavlos Petoumenos</dc:creator>
    <meta:document-statistic meta:table-count="0" meta:image-count="0" meta:object-count="0" meta:page-count="3" meta:paragraph-count="57" meta:word-count="576" meta:character-count="3074" meta:non-whitespace-character-count="2556"/>
  </office:meta>
</office:document-meta>
</file>